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40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Add" table:style-name="ta1">
        <table:shapes>
          <draw:frame draw:z-index="0" draw:style-name="gr1" draw:text-style-name="P1" svg:width="453.66pt" svg:height="255.26pt" svg:x="169.43pt" svg:y="197.26pt">
            <draw:object draw:notify-on-update-of-ranges="vectorAdd.G6:vectorAdd.G12 vectorAdd.H5:vectorAdd.H5 vectorAdd.H6:vectorAdd.H12 vectorAdd.I5:vectorAdd.I5 vectorAdd.I6:vectorAdd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PU implementation, communication to cpu time</text:p>
          </table:table-cell>
          <table:covered-table-cell table:number-columns-repeated="2"/>
          <table:table-cell/>
          <table:table-cell table:style-name="Default" office:value-type="string" calcext:value-type="string" table:number-columns-spanned="4" table:number-rows-spanned="1">
            <text:p>GPU (map buffer) vs CPU implementation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 = 20E6)</text:p>
          </table:table-cell>
          <table:table-cell office:value-type="string" calcext:value-type="string">
            <text:p>input time [ms]</text:p>
          </table:table-cell>
          <table:table-cell office:value-type="string" calcext:value-type="string">
            <text:p>output time [ms]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CPU [s]</text:p>
          </table:table-cell>
          <table:table-cell office:value-type="string" calcext:value-type="string">
            <text:p>GPU [s]</text:p>
          </table:table-cell>
          <table:table-cell office:value-type="string" calcext:value-type="string">
            <text:p>GPU % fa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to buffer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E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9" calcext:value-type="float">
            <text:p>0.0069</text:p>
          </table:table-cell>
          <table:table-cell table:style-name="ce2" table:formula="of:= 100*[.H6]/[.I6]" office:value-type="float" office:value="159.420289855072" calcext:value-type="float">
            <text:p>159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 buffer</text:p>
          </table:table-cell>
          <table:table-cell office:value-type="float" office:value="0.56" calcext:value-type="float">
            <text:p>0.5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.5E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table:style-name="ce2" table:formula="of:= 100*[.H7]/[.I7]" office:value-type="float" office:value="175" calcext:value-type="float">
            <text:p>175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E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table:style-name="ce2" table:formula="of:= 100*[.H8]/[.I8]" office:value-type="float" office:value="170.967741935484" calcext:value-type="float">
            <text:p>170.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E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2" calcext:value-type="float">
            <text:p>0.052</text:p>
          </table:table-cell>
          <table:table-cell table:style-name="ce2" table:formula="of:= 100*[.H9]/[.I9]" office:value-type="float" office:value="205.769230769231" calcext:value-type="float">
            <text:p>205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5E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49" calcext:value-type="float">
            <text:p>0.149</text:p>
          </table:table-cell>
          <table:table-cell table:style-name="ce2" table:formula="of:= 100*[.H10]/[.I10]" office:value-type="float" office:value="177.181208053691" calcext:value-type="float">
            <text:p>177.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E6</text:p>
          </table:table-cell>
          <table:table-cell office:value-type="float" office:value="0.522" calcext:value-type="float">
            <text:p>0.522</text:p>
          </table:table-cell>
          <table:table-cell office:value-type="float" office:value="0.292" calcext:value-type="float">
            <text:p>0.292</text:p>
          </table:table-cell>
          <table:table-cell table:style-name="ce2" table:formula="of:= 100*[.H11]/[.I11]" office:value-type="float" office:value="178.767123287671" calcext:value-type="float">
            <text:p>178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E6</text:p>
          </table:table-cell>
          <table:table-cell office:value-type="float" office:value="0.726" calcext:value-type="float">
            <text:p>0.726</text:p>
          </table:table-cell>
          <table:table-cell office:value-type="float" office:value="0.593" calcext:value-type="float">
            <text:p>0.593</text:p>
          </table:table-cell>
          <table:table-cell table:style-name="ce2" table:formula="of:= 100*[.H12]/[.I12]" office:value-type="float" office:value="122.428330522766" calcext:value-type="float">
            <text:p>122.4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trixMult" table:style-name="ta1">
        <table:shapes>
          <draw:frame draw:z-index="0" draw:style-name="gr1" draw:text-style-name="P1" svg:width="453.43pt" svg:height="255.26pt" svg:x="74.78pt" svg:y="149.07pt">
            <draw:object draw:notify-on-update-of-ranges="matrixMult.B4:matrixMult.B9 matrixMult.C3:matrixMult.C3 matrixMult.C4:matrixMult.C9 matrixMult.D3:matrixMult.D3 matrixMult.D4:matrixMult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CPU vs GPU computation time for local_work_size = {16, 16}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GPU computation time for M=K=N=102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 = K = N</text:p>
          </table:table-cell>
          <table:table-cell office:value-type="string" calcext:value-type="string">
            <text:p>CPU time [ms]</text:p>
          </table:table-cell>
          <table:table-cell office:value-type="string" calcext:value-type="string">
            <text:p>GPU time [ms]</text:p>
          </table:table-cell>
          <table:table-cell office:value-type="string" calcext:value-type="string">
            <text:p>GPU % increase</text:p>
          </table:table-cell>
          <table:table-cell/>
          <table:table-cell office:value-type="string" calcext:value-type="string">
            <text:p>local_work_size</text:p>
          </table:table-cell>
          <table:table-cell office:value-type="string" calcext:value-type="string">
            <text:p>time [ms]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table:style-name="ce2" table:formula="of:=100*[.C4]/[.D4]" office:value-type="float" office:value="10.6060606060606" calcext:value-type="float">
            <text:p>10.61</text:p>
          </table:table-cell>
          <table:table-cell/>
          <table:table-cell office:value-type="string" calcext:value-type="string">
            <text:p>{16, 16}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table:style-name="ce2" table:formula="of:=100*[.C5]/[.D5]" office:value-type="float" office:value="77.6315789473684" calcext:value-type="float">
            <text:p>77.63</text:p>
          </table:table-cell>
          <table:table-cell/>
          <table:table-cell office:value-type="string" calcext:value-type="string">
            <text:p>{8, 16}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office:value-type="float" office:value="18.9" calcext:value-type="float">
            <text:p>18.9</text:p>
          </table:table-cell>
          <table:table-cell office:value-type="float" office:value="0.95" calcext:value-type="float">
            <text:p>0.95</text:p>
          </table:table-cell>
          <table:table-cell table:style-name="ce2" table:formula="of:=100*[.C6]/[.D6]" office:value-type="float" office:value="1989.47368421053" calcext:value-type="float">
            <text:p>1989.47</text:p>
          </table:table-cell>
          <table:table-cell/>
          <table:table-cell office:value-type="string" calcext:value-type="string">
            <text:p>{8, 8}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9.8" calcext:value-type="float">
            <text:p>9.8</text:p>
          </table:table-cell>
          <table:table-cell table:style-name="ce2" table:formula="of:=100*[.C7]/[.D7]" office:value-type="float" office:value="1530.61224489796" calcext:value-type="float">
            <text:p>1530.61</text:p>
          </table:table-cell>
          <table:table-cell/>
          <table:table-cell office:value-type="string" calcext:value-type="string">
            <text:p>{8, 32}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161" calcext:value-type="float">
            <text:p>1161</text:p>
          </table:table-cell>
          <table:table-cell office:value-type="float" office:value="74" calcext:value-type="float">
            <text:p>74</text:p>
          </table:table-cell>
          <table:table-cell table:style-name="ce2" table:formula="of:=100*[.C8]/[.D8]" office:value-type="float" office:value="1568.91891891892" calcext:value-type="float">
            <text:p>1568.92</text:p>
          </table:table-cell>
          <table:table-cell/>
          <table:table-cell office:value-type="string" calcext:value-type="string">
            <text:p>{4, 4}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33970" calcext:value-type="float">
            <text:p>33970</text:p>
          </table:table-cell>
          <table:table-cell office:value-type="float" office:value="576" calcext:value-type="float">
            <text:p>576</text:p>
          </table:table-cell>
          <table:table-cell table:style-name="ce2" table:formula="of:=100*[.C9]/[.D9]" office:value-type="float" office:value="5897.56944444444" calcext:value-type="float">
            <text:p>5897.57</text:p>
          </table:table-cell>
          <table:table-cell/>
          <table:table-cell office:value-type="string" calcext:value-type="string">
            <text:p>{1, 1}</text:p>
          </table:table-cell>
          <table:table-cell office:value-type="float" office:value="979" calcext:value-type="float">
            <text:p>97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6"/>
        </table:table-row>
      </table:table>
      <table:table table:name="videoFilter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filter version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 version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ke previous, doing all calculations on gpu in RGB instead of grey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converting to grey on gpu in first step and back to RGB in last step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 border logic on cpu and no copyMakeBorde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out memcopy on inpu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l previous, but single kernel that does all the operations by using mem_fence</text:p>
          </table:table-cell>
          <table:table-cell office:value-type="string" calcext:value-type="string">
            <text:p>(not finished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 but with single 7x7 kernel instead of 3 times 3x3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5:54:17.563814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06:23.580385295</meta:creation-date>
    <dc:date>2019-11-22T16:56:09.178168387</dc:date>
    <meta:editing-duration>PT1H11M57S</meta:editing-duration>
    <meta:editing-cycles>4</meta:editing-cycles>
    <meta:generator>LibreOffice/6.1.5.2$Linux_X86_64 LibreOffice_project/10$Build-2</meta:generator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2.38cm" svg:y="0.318cm" chart:style-name="ch2">
          <text:p>Computation time in function of N size for CPU and GPU</text:p>
        </chart:title>
        <chart:legend chart:legend-position="end" svg:x="13.417cm" svg:y="3.955cm" style:legend-expansion="high" chart:style-name="ch3"/>
        <chart:plot-area chart:style-name="ch4" table:cell-range-address="vectorAdd.G6:vectorAdd.I12 vectorAdd.H5:vectorAdd.I5" chart:data-source-has-labels="both" svg:x="1.331cm" svg:y="1.275cm" svg:width="11.766cm" svg:height="6.57cm">
          <chartooo:coordinate-region svg:x="2.058cm" svg:y="1.474cm" svg:width="10.548cm" svg:height="5.724cm"/>
          <chart:axis chart:dimension="x" chart:name="primary-x" chart:style-name="ch5" chartooo:axis-type="auto">
            <chartooo:date-scale/>
            <chart:title svg:x="7.038cm" svg:y="8.025cm" chart:style-name="ch6">
              <text:p>N</text:p>
            </chart:title>
            <chart:categories table:cell-range-address="vectorAdd.G6:vectorAdd.G12"/>
          </chart:axis>
          <chart:axis chart:dimension="y" chart:name="primary-y" chart:style-name="ch5">
            <chart:title svg:x="0.451cm" svg:y="6.139cm" chart:style-name="ch7">
              <text:p>Computation Time [s]</text:p>
            </chart:title>
            <chart:grid chart:style-name="ch8" chart:class="major"/>
          </chart:axis>
          <chart:series chart:style-name="ch9" chart:values-cell-range-address="vectorAdd.H6:vectorAdd.H12" chart:label-cell-address="vectorAdd.H5:vectorAdd.H5" chart:class="chart:line">
            <chart:data-point chart:repeated="7"/>
          </chart:series>
          <chart:series chart:style-name="ch10" chart:values-cell-range-address="vectorAdd.I6:vectorAdd.I12" chart:label-cell-address="vectorAdd.I5:vectorAdd.I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[s]</text:p>
                <draw:g>
                  <svg:desc>vectorAdd.H5:vectorAdd.H5</svg:desc>
                </draw:g>
              </table:table-cell>
              <table:table-cell office:value-type="string">
                <text:p>GPU [s]</text:p>
                <draw:g>
                  <svg:desc>vectorAdd.I5:vectorAdd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6</text:p>
                <draw:g>
                  <svg:desc>vectorAdd.G6:vectorAdd.G12</svg:desc>
                </draw:g>
              </table:table-cell>
              <table:table-cell office:value-type="float" office:value="0.011">
                <text:p>0.011</text:p>
                <draw:g>
                  <svg:desc>vectorAdd.H6:vectorAdd.H12</svg:desc>
                </draw:g>
              </table:table-cell>
              <table:table-cell office:value-type="float" office:value="0.0069">
                <text:p>0.0069</text:p>
                <draw:g>
                  <svg:desc>vectorAdd.I6:vectorAdd.I12</svg:desc>
                </draw:g>
              </table:table-cell>
            </table:table-row>
            <table:table-row>
              <table:table-cell office:value-type="string">
                <text:p>2.5E6</text:p>
              </table:table-cell>
              <table:table-cell office:value-type="float" office:value="0.028">
                <text:p>0.0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E6</text:p>
              </table:table-cell>
              <table:table-cell office:value-type="float" office:value="0.053">
                <text:p>0.0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0E6</text:p>
              </table:table-cell>
              <table:table-cell office:value-type="float" office:value="0.107">
                <text:p>0.1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5E6</text:p>
              </table:table-cell>
              <table:table-cell office:value-type="float" office:value="0.264">
                <text:p>0.26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0E6</text:p>
              </table:table-cell>
              <table:table-cell office:value-type="float" office:value="0.522">
                <text:p>0.522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00E6</text:p>
              </table:table-cell>
              <table:table-cell office:value-type="float" office:value="0.726">
                <text:p>0.726</text:p>
              </table:table-cell>
              <table:table-cell office:value-type="float" office:value="0.593">
                <text:p>0.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3.906cm" svg:y="0.316cm" chart:style-name="ch2">
          <text:p>Computatioon time in function of M=K=N</text:p>
        </chart:title>
        <chart:legend chart:legend-position="end" svg:x="12.351cm" svg:y="3.955cm" style:legend-expansion="high" chart:style-name="ch3"/>
        <chart:plot-area chart:style-name="ch4" table:cell-range-address="matrixMult.B4:matrixMult.D9 matrixMult.C3:matrixMult.D3" chart:data-source-has-labels="both" svg:x="1.33cm" svg:y="1.275cm" svg:width="10.702cm" svg:height="6.57cm">
          <chartooo:coordinate-region svg:x="2.242cm" svg:y="1.474cm" svg:width="8.968cm" svg:height="5.724cm"/>
          <chart:axis chart:dimension="x" chart:name="primary-x" chart:style-name="ch5" chartooo:axis-type="auto">
            <chartooo:date-scale/>
            <chart:title svg:x="5.923cm" svg:y="8.025cm" chart:style-name="ch6">
              <text:p>M = K = N</text:p>
            </chart:title>
            <chart:categories table:cell-range-address="matrixMult.B4:matrixMult.B9"/>
          </chart:axis>
          <chart:axis chart:dimension="y" chart:name="primary-y" chart:style-name="ch7">
            <chart:title svg:x="0.451cm" svg:y="6.218cm" chart:style-name="ch8">
              <text:p>Computation time [ms]</text:p>
            </chart:title>
            <chart:grid chart:style-name="ch9" chart:class="major"/>
          </chart:axis>
          <chart:series chart:style-name="ch10" chart:values-cell-range-address="matrixMult.C4:matrixMult.C9" chart:label-cell-address="matrixMult.C3:matrixMult.C3" chart:class="chart:line">
            <chart:data-point chart:repeated="6"/>
          </chart:series>
          <chart:series chart:style-name="ch11" chart:values-cell-range-address="matrixMult.D4:matrixMult.D9" chart:label-cell-address="matrixMult.D3:matrixMult.D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 [ms]</text:p>
                <draw:g>
                  <svg:desc>matrixMult.C3:matrixMult.C3</svg:desc>
                </draw:g>
              </table:table-cell>
              <table:table-cell office:value-type="string">
                <text:p>GPU time [ms]</text:p>
                <draw:g>
                  <svg:desc>matrixMult.D3:matrixMult.D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matrixMult.B4:matrixMult.B9</svg:desc>
                </draw:g>
              </table:table-cell>
              <table:table-cell office:value-type="float" office:value="0.07">
                <text:p>0.07</text:p>
                <draw:g>
                  <svg:desc>matrixMult.C4:matrixMult.C9</svg:desc>
                </draw:g>
              </table:table-cell>
              <table:table-cell office:value-type="float" office:value="0.66">
                <text:p>0.66</text:p>
                <draw:g>
                  <svg:desc>matrixMult.D4:matrixMult.D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">
                <text:p>0.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9">
                <text:p>18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61">
                <text:p>1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3970">
                <text:p>33970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